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9be" officeooo:paragraph-rsid="001349be"/>
    </style:style>
    <style:style style:name="P2" style:family="paragraph" style:parent-style-name="Standard">
      <style:text-properties officeooo:rsid="001349be" officeooo:paragraph-rsid="001349be"/>
    </style:style>
    <style:style style:name="P3" style:family="paragraph" style:parent-style-name="Standard">
      <style:text-properties officeooo:rsid="00154bdd" officeooo:paragraph-rsid="00154bdd"/>
    </style:style>
    <style:style style:name="T1" style:family="text">
      <style:text-properties officeooo:rsid="00154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P – Future Gadget Protocoll</text:p>
      <text:p text:style-name="P1"/>
      <text:p text:style-name="P1">REQTO : request time offset</text:p>
      <text:p text:style-name="P1">RCVTO (int hours) : recei<text:span text:style-name="T1">v</text:span>e time offset (int hours)</text:p>
      <text:p text:style-name="P1">RCVOK successfully received date</text:p>
      <text:p text:style-name="P3">MAILD mail proces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21:08.376099895</meta:creation-date>
    <dc:date>2018-04-13T16:57:48.166836200</dc:date>
    <meta:editing-duration>PT43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5" meta:character-count="159" meta:non-whitespace-character-count="138"/>
  </office:meta>
</office:document-meta>
</file>